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Variation 1d</text:p>
          </table:table-cell>
          <table:table-cell office:value-type="string" calcext:value-type="string">
            <text:p>Variation 5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-0.003592" calcext:value-type="float">
            <text:p>-0.003592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-0.004957" calcext:value-type="float">
            <text:p>-0.004957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0.004076" calcext:value-type="float">
            <text:p>0.004076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0.000451" calcext:value-type="float">
            <text:p>0.000451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-0.002254" calcext:value-type="float">
            <text:p>-0.002254</text:p>
          </table:table-cell>
          <table:table-cell office:value-type="float" office:value="-0.006287" calcext:value-type="float">
            <text:p>-0.006287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0.001803" calcext:value-type="float">
            <text:p>0.001803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0.008997" calcext:value-type="float">
            <text:p>0.008997</text:p>
          </table:table-cell>
          <table:table-cell office:value-type="float" office:value="0.015851" calcext:value-type="float">
            <text:p>0.01585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-0.008471" calcext:value-type="float">
            <text:p>-0.008471</text:p>
          </table:table-cell>
          <table:table-cell office:value-type="float" office:value="0.003157" calcext:value-type="float">
            <text:p>0.003157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04959" calcext:value-type="float">
            <text:p>0.00495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-0.006281" calcext:value-type="float">
            <text:p>-0.006281</text:p>
          </table:table-cell>
          <table:table-cell office:value-type="float" office:value="0.000904" calcext:value-type="float">
            <text:p>0.000904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0.007197" calcext:value-type="float">
            <text:p>0.007197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-0.000447" calcext:value-type="float">
            <text:p>-0.000447</text:p>
          </table:table-cell>
          <table:table-cell office:value-type="float" office:value="-0.002229" calcext:value-type="float">
            <text:p>-0.002229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0.010277" calcext:value-type="float">
            <text:p>0.010277</text:p>
          </table:table-cell>
          <table:table-cell office:value-type="float" office:value="0.016637" calcext:value-type="float">
            <text:p>0.016637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0.033171" calcext:value-type="float">
            <text:p>0.033171</text:p>
          </table:table-cell>
          <table:table-cell office:value-type="float" office:value="0.048004" calcext:value-type="float">
            <text:p>0.048004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0.029538" calcext:value-type="float">
            <text:p>0.029538</text:p>
          </table:table-cell>
          <table:table-cell office:value-type="float" office:value="0.085779" calcext:value-type="float">
            <text:p>0.085779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-0.012474" calcext:value-type="float">
            <text:p>-0.012474</text:p>
          </table:table-cell>
          <table:table-cell office:value-type="float" office:value="0.060741" calcext:value-type="float">
            <text:p>0.060741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6479" calcext:value-type="float">
            <text:p>0.064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0.059266" calcext:value-type="float">
            <text:p>0.059266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-0.013361" calcext:value-type="float">
            <text:p>-0.013361</text:p>
          </table:table-cell>
          <table:table-cell office:value-type="float" office:value="0.011558" calcext:value-type="float">
            <text:p>0.011558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0.008041" calcext:value-type="float">
            <text:p>0.008041</text:p>
          </table:table-cell>
          <table:table-cell office:value-type="float" office:value="-0.009563" calcext:value-type="float">
            <text:p>-0.009563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5053" calcext:value-type="float">
            <text:p>0.005053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-0.009217" calcext:value-type="float">
            <text:p>-0.009217</text:p>
          </table:table-cell>
          <table:table-cell office:value-type="float" office:value="-0.007554" calcext:value-type="float">
            <text:p>-0.007554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-0.01945" calcext:value-type="float">
            <text:p>-0.01945</text:p>
          </table:table-cell>
          <table:table-cell office:value-type="float" office:value="-0.031733" calcext:value-type="float">
            <text:p>-0.031733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-0.003881" calcext:value-type="float">
            <text:p>-0.003881</text:p>
          </table:table-cell>
          <table:table-cell office:value-type="float" office:value="-0.022429" calcext:value-type="float">
            <text:p>-0.022429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0.009957" calcext:value-type="float">
            <text:p>0.009957</text:p>
          </table:table-cell>
          <table:table-cell office:value-type="float" office:value="-0.020571" calcext:value-type="float">
            <text:p>-0.020571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-0.027861" calcext:value-type="float">
            <text:p>-0.027861</text:p>
          </table:table-cell>
          <table:table-cell office:value-type="float" office:value="-0.049853" calcext:value-type="float">
            <text:p>-0.049853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0.018519" calcext:value-type="float">
            <text:p>0.018519</text:p>
          </table:table-cell>
          <table:table-cell office:value-type="float" office:value="-0.023256" calcext:value-type="float">
            <text:p>-0.023256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-0.030303" calcext:value-type="float">
            <text:p>-0.030303</text:p>
          </table:table-cell>
          <table:table-cell office:value-type="float" office:value="-0.034066" calcext:value-type="float">
            <text:p>-0.034066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-0.010268" calcext:value-type="float">
            <text:p>-0.010268</text:p>
          </table:table-cell>
          <table:table-cell office:value-type="float" office:value="-0.04026" calcext:value-type="float">
            <text:p>-0.04026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 0</text:p>
          </table:table-cell>
          <table:table-cell office:value-type="string" calcext:value-type="string">
            <text:p>Prices 1</text:p>
          </table:table-cell>
          <table:table-cell office:value-type="string" calcext:value-type="string">
            <text:p>Variation 1d 0</text:p>
          </table:table-cell>
          <table:table-cell office:value-type="string" calcext:value-type="string">
            <text:p>Variation 1d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41.2" calcext:value-type="float">
            <text:p>41.2</text:p>
          </table:table-cell>
          <table:table-cell table:formula="of:=[.B3]/[.B2]-1" office:value-type="float" office:value="-0.00359227660529848" calcext:value-type="float">
            <text:p>-0.0035922766</text:p>
          </table:table-cell>
          <table:table-cell table:formula="of:=[.C3]/[.C2]-1" office:value-type="float" office:value="0.00487804878048781" calcext:value-type="float">
            <text:p>0.0048780488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41.5" calcext:value-type="float">
            <text:p>41.5</text:p>
          </table:table-cell>
          <table:table-cell table:formula="of:=[.B4]/[.B3]-1" office:value-type="float" office:value="-0.00495718792248778" calcext:value-type="float">
            <text:p>-0.0049571879</text:p>
          </table:table-cell>
          <table:table-cell table:formula="of:=[.C4]/[.C3]-1" office:value-type="float" office:value="0.00728155339805814" calcext:value-type="float">
            <text:p>0.007281553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41.8" calcext:value-type="float">
            <text:p>41.8</text:p>
          </table:table-cell>
          <table:table-cell table:formula="of:=[.B5]/[.B4]-1" office:value-type="float" office:value="0.00407608695652195" calcext:value-type="float">
            <text:p>0.004076087</text:p>
          </table:table-cell>
          <table:table-cell table:formula="of:=[.C5]/[.C4]-1" office:value-type="float" office:value="0.0072289156626506" calcext:value-type="float">
            <text:p>0.0072289157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42.3" calcext:value-type="float">
            <text:p>42.3</text:p>
          </table:table-cell>
          <table:table-cell table:formula="of:=[.B6]/[.B5]-1" office:value-type="float" office:value="0.000451059990978608" calcext:value-type="float">
            <text:p>0.00045106</text:p>
          </table:table-cell>
          <table:table-cell table:formula="of:=[.C6]/[.C5]-1" office:value-type="float" office:value="0.0119617224880382" calcext:value-type="float">
            <text:p>0.0119617225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42" calcext:value-type="float">
            <text:p>42</text:p>
          </table:table-cell>
          <table:table-cell table:formula="of:=[.B7]/[.B6]-1" office:value-type="float" office:value="-0.00225428313796217" calcext:value-type="float">
            <text:p>-0.0022542831</text:p>
          </table:table-cell>
          <table:table-cell table:formula="of:=[.C7]/[.C6]-1" office:value-type="float" office:value="-0.00709219858156018" calcext:value-type="float">
            <text:p>-0.0070921986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42.3" calcext:value-type="float">
            <text:p>42.3</text:p>
          </table:table-cell>
          <table:table-cell table:formula="of:=[.B8]/[.B7]-1" office:value-type="float" office:value="0.00451875282422054" calcext:value-type="float">
            <text:p>0.0045187528</text:p>
          </table:table-cell>
          <table:table-cell table:formula="of:=[.C8]/[.C7]-1" office:value-type="float" office:value="0.00714285714285712" calcext:value-type="float">
            <text:p>0.0071428571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42.6" calcext:value-type="float">
            <text:p>42.6</text:p>
          </table:table-cell>
          <table:table-cell table:formula="of:=[.B9]/[.B8]-1" office:value-type="float" office:value="0.00899685110211412" calcext:value-type="float">
            <text:p>0.0089968511</text:p>
          </table:table-cell>
          <table:table-cell table:formula="of:=[.C9]/[.C8]-1" office:value-type="float" office:value="0.00709219858156041" calcext:value-type="float">
            <text:p>0.0070921986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42.7" calcext:value-type="float">
            <text:p>42.7</text:p>
          </table:table-cell>
          <table:table-cell table:formula="of:=[.B10]/[.B9]-1" office:value-type="float" office:value="-0.00847079803834161" calcext:value-type="float">
            <text:p>-0.008470798</text:p>
          </table:table-cell>
          <table:table-cell table:formula="of:=[.C10]/[.C9]-1" office:value-type="float" office:value="0.00234741784037551" calcext:value-type="float">
            <text:p>0.0023474178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42.8" calcext:value-type="float">
            <text:p>42.8</text:p>
          </table:table-cell>
          <table:table-cell table:formula="of:=[.B11]/[.B10]-1" office:value-type="float" office:value="0.00224820143884896" calcext:value-type="float">
            <text:p>0.0022482014</text:p>
          </table:table-cell>
          <table:table-cell table:formula="of:=[.C11]/[.C10]-1" office:value-type="float" office:value="0.00234192037470704" calcext:value-type="float">
            <text:p>0.0023419204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43.2" calcext:value-type="float">
            <text:p>43.2</text:p>
          </table:table-cell>
          <table:table-cell table:formula="of:=[.B12]/[.B11]-1" office:value-type="float" office:value="-0.00628084342754598" calcext:value-type="float">
            <text:p>-0.0062808434</text:p>
          </table:table-cell>
          <table:table-cell table:formula="of:=[.C12]/[.C11]-1" office:value-type="float" office:value="0.00934579439252348" calcext:value-type="float">
            <text:p>0.0093457944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43.7" calcext:value-type="float">
            <text:p>43.7</text:p>
          </table:table-cell>
          <table:table-cell table:formula="of:=[.B13]/[.B12]-1" office:value-type="float" office:value="0.0108352144469528" calcext:value-type="float">
            <text:p>0.0108352144</text:p>
          </table:table-cell>
          <table:table-cell table:formula="of:=[.C13]/[.C12]-1" office:value-type="float" office:value="0.0115740740740742" calcext:value-type="float">
            <text:p>0.011574074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43.8" calcext:value-type="float">
            <text:p>43.8</text:p>
          </table:table-cell>
          <table:table-cell table:formula="of:=[.B14]/[.B13]-1" office:value-type="float" office:value="-0.000446627958910262" calcext:value-type="float">
            <text:p>-0.000446628</text:p>
          </table:table-cell>
          <table:table-cell table:formula="of:=[.C14]/[.C13]-1" office:value-type="float" office:value="0.00228832951945068" calcext:value-type="float">
            <text:p>0.0022883295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42.5" calcext:value-type="float">
            <text:p>42.5</text:p>
          </table:table-cell>
          <table:table-cell table:formula="of:=[.B15]/[.B14]-1" office:value-type="float" office:value="0.0102770330652369" calcext:value-type="float">
            <text:p>0.0102770331</text:p>
          </table:table-cell>
          <table:table-cell table:formula="of:=[.C15]/[.C14]-1" office:value-type="float" office:value="-0.0296803652968036" calcext:value-type="float">
            <text:p>-0.0296803653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41.2" calcext:value-type="float">
            <text:p>41.2</text:p>
          </table:table-cell>
          <table:table-cell table:formula="of:=[.B16]/[.B15]-1" office:value-type="float" office:value="0.033171163202123" calcext:value-type="float">
            <text:p>0.0331711632</text:p>
          </table:table-cell>
          <table:table-cell table:formula="of:=[.C16]/[.C15]-1" office:value-type="float" office:value="-0.0305882352941176" calcext:value-type="float">
            <text:p>-0.0305882353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41" calcext:value-type="float">
            <text:p>41</text:p>
          </table:table-cell>
          <table:table-cell table:formula="of:=[.B17]/[.B16]-1" office:value-type="float" office:value="0.0295376712328768" calcext:value-type="float">
            <text:p>0.0295376712</text:p>
          </table:table-cell>
          <table:table-cell table:formula="of:=[.C17]/[.C16]-1" office:value-type="float" office:value="-0.00485436893203894" calcext:value-type="float">
            <text:p>-0.0048543689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40.9" calcext:value-type="float">
            <text:p>40.9</text:p>
          </table:table-cell>
          <table:table-cell table:formula="of:=[.B18]/[.B17]-1" office:value-type="float" office:value="-0.0124740124740125" calcext:value-type="float">
            <text:p>-0.0124740125</text:p>
          </table:table-cell>
          <table:table-cell table:formula="of:=[.C18]/[.C17]-1" office:value-type="float" office:value="-0.0024390243902439" calcext:value-type="float">
            <text:p>-0.0024390244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40.7" calcext:value-type="float">
            <text:p>40.7</text:p>
          </table:table-cell>
          <table:table-cell table:formula="of:=[.B19]/[.B18]-1" office:value-type="float" office:value="0.00336842105263146" calcext:value-type="float">
            <text:p>0.0033684211</text:p>
          </table:table-cell>
          <table:table-cell table:formula="of:=[.C19]/[.C18]-1" office:value-type="float" office:value="-0.00488997555012216" calcext:value-type="float">
            <text:p>-0.004889975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40.3" calcext:value-type="float">
            <text:p>40.3</text:p>
          </table:table-cell>
          <table:table-cell table:formula="of:=[.B20]/[.B19]-1" office:value-type="float" office:value="0.00503566932438115" calcext:value-type="float">
            <text:p>0.0050356693</text:p>
          </table:table-cell>
          <table:table-cell table:formula="of:=[.C20]/[.C19]-1" office:value-type="float" office:value="-0.00982800982801002" calcext:value-type="float">
            <text:p>-0.0098280098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40.8" calcext:value-type="float">
            <text:p>40.8</text:p>
          </table:table-cell>
          <table:table-cell table:formula="of:=[.B21]/[.B20]-1" office:value-type="float" office:value="-0.0133611691022965" calcext:value-type="float">
            <text:p>-0.0133611691</text:p>
          </table:table-cell>
          <table:table-cell table:formula="of:=[.C21]/[.C20]-1" office:value-type="float" office:value="0.0124069478908189" calcext:value-type="float">
            <text:p>0.0124069479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41.3" calcext:value-type="float">
            <text:p>41.3</text:p>
          </table:table-cell>
          <table:table-cell table:formula="of:=[.B22]/[.B21]-1" office:value-type="float" office:value="0.00804062632247149" calcext:value-type="float">
            <text:p>0.0080406263</text:p>
          </table:table-cell>
          <table:table-cell table:formula="of:=[.C22]/[.C21]-1" office:value-type="float" office:value="0.0122549019607843" calcext:value-type="float">
            <text:p>0.01225490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41.7" calcext:value-type="float">
            <text:p>41.7</text:p>
          </table:table-cell>
          <table:table-cell table:formula="of:=[.B23]/[.B22]-1" office:value-type="float" office:value="0.00209907640638129" calcext:value-type="float">
            <text:p>0.0020990764</text:p>
          </table:table-cell>
          <table:table-cell table:formula="of:=[.C23]/[.C22]-1" office:value-type="float" office:value="0.00968523002421318" calcext:value-type="float">
            <text:p>0.00968523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42" calcext:value-type="float">
            <text:p>42</text:p>
          </table:table-cell>
          <table:table-cell table:formula="of:=[.B24]/[.B23]-1" office:value-type="float" office:value="-0.00921658986175122" calcext:value-type="float">
            <text:p>-0.0092165899</text:p>
          </table:table-cell>
          <table:table-cell table:formula="of:=[.C24]/[.C23]-1" office:value-type="float" office:value="0.0071942446043165" calcext:value-type="float">
            <text:p>0.0071942446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42.3" calcext:value-type="float">
            <text:p>42.3</text:p>
          </table:table-cell>
          <table:table-cell table:formula="of:=[.B25]/[.B24]-1" office:value-type="float" office:value="-0.0194503171247357" calcext:value-type="float">
            <text:p>-0.0194503171</text:p>
          </table:table-cell>
          <table:table-cell table:formula="of:=[.C25]/[.C24]-1" office:value-type="float" office:value="0.00714285714285712" calcext:value-type="float">
            <text:p>0.0071428571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42.5" calcext:value-type="float">
            <text:p>42.5</text:p>
          </table:table-cell>
          <table:table-cell table:formula="of:=[.B26]/[.B25]-1" office:value-type="float" office:value="-0.00388098318240615" calcext:value-type="float">
            <text:p>-0.0038809832</text:p>
          </table:table-cell>
          <table:table-cell table:formula="of:=[.C26]/[.C25]-1" office:value-type="float" office:value="0.00472813238770686" calcext:value-type="float">
            <text:p>0.0047281324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42.8" calcext:value-type="float">
            <text:p>42.8</text:p>
          </table:table-cell>
          <table:table-cell table:formula="of:=[.B27]/[.B26]-1" office:value-type="float" office:value="0.00995670995670972" calcext:value-type="float">
            <text:p>0.00995671</text:p>
          </table:table-cell>
          <table:table-cell table:formula="of:=[.C27]/[.C26]-1" office:value-type="float" office:value="0.00705882352941178" calcext:value-type="float">
            <text:p>0.0070588235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43.1" calcext:value-type="float">
            <text:p>43.1</text:p>
          </table:table-cell>
          <table:table-cell table:formula="of:=[.B28]/[.B27]-1" office:value-type="float" office:value="-0.0278611230175739" calcext:value-type="float">
            <text:p>-0.027861123</text:p>
          </table:table-cell>
          <table:table-cell table:formula="of:=[.C28]/[.C27]-1" office:value-type="float" office:value="0.00700934579439272" calcext:value-type="float">
            <text:p>0.0070093458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43.7" calcext:value-type="float">
            <text:p>43.7</text:p>
          </table:table-cell>
          <table:table-cell table:formula="of:=[.B29]/[.B28]-1" office:value-type="float" office:value="0.0185185185185186" calcext:value-type="float">
            <text:p>0.0185185185</text:p>
          </table:table-cell>
          <table:table-cell table:formula="of:=[.C29]/[.C28]-1" office:value-type="float" office:value="0.0139211136890951" calcext:value-type="float">
            <text:p>0.0139211137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44" calcext:value-type="float">
            <text:p>44</text:p>
          </table:table-cell>
          <table:table-cell table:formula="of:=[.B30]/[.B29]-1" office:value-type="float" office:value="-0.0303030303030304" calcext:value-type="float">
            <text:p>-0.0303030303</text:p>
          </table:table-cell>
          <table:table-cell table:formula="of:=[.C30]/[.C29]-1" office:value-type="float" office:value="0.00686498855835227" calcext:value-type="float">
            <text:p>0.0068649886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44.5" calcext:value-type="float">
            <text:p>44.5</text:p>
          </table:table-cell>
          <table:table-cell table:formula="of:=[.B31]/[.B30]-1" office:value-type="float" office:value="-0.0102678571428571" calcext:value-type="float">
            <text:p>-0.0102678571</text:p>
          </table:table-cell>
          <table:table-cell table:formula="of:=[.C31]/[.C30]-1" office:value-type="float" office:value="0.0113636363636365" calcext:value-type="float">
            <text:p>0.011363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0T23:00:14.724887349</dc:date>
    <meta:editing-duration>PT8M2S</meta:editing-duration>
    <meta:editing-cycles>1</meta:editing-cycles>
    <meta:document-statistic meta:table-count="2" meta:cell-count="271" meta:object-count="0"/>
  </office:meta>
</office:document-meta>
</file>